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nsolas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805in" text:min-label-width="0.25in" text:list-level-position-and-space-mode="label-alignment">
          <style:list-level-label-alignment text:label-followed-by="listtab" fo:margin-left="1.230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05in" text:min-label-width="0.25in" text:list-level-position-and-space-mode="label-alignment">
          <style:list-level-label-alignment text:label-followed-by="listtab" fo:margin-left="1.73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05in" text:min-label-width="0.25in" text:list-level-position-and-space-mode="label-alignment">
          <style:list-level-label-alignment text:label-followed-by="listtab" fo:margin-left="2.230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05in" text:min-label-width="0.25in" text:list-level-position-and-space-mode="label-alignment">
          <style:list-level-label-alignment text:label-followed-by="listtab" fo:margin-left="2.73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05in" text:min-label-width="0.25in" text:list-level-position-and-space-mode="label-alignment">
          <style:list-level-label-alignment text:label-followed-by="listtab" fo:margin-left="3.230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05in" text:min-label-width="0.25in" text:list-level-position-and-space-mode="label-alignment">
          <style:list-level-label-alignment text:label-followed-by="listtab" fo:margin-left="3.73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05in" text:min-label-width="0.25in" text:list-level-position-and-space-mode="label-alignment">
          <style:list-level-label-alignment text:label-followed-by="listtab" fo:margin-left="4.230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05in" text:min-label-width="0.25in" text:list-level-position-and-space-mode="label-alignment">
          <style:list-level-label-alignment text:label-followed-by="listtab" fo:margin-left="4.73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05in" text:min-label-width="0.25in" text:list-level-position-and-space-mode="label-alignment">
          <style:list-level-label-alignment text:label-followed-by="listtab" fo:margin-left="5.230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text-autospace="none" fo:margin-bottom="0.1965in" fo:line-height="0.2222in" fo:margin-left="2.2263in" fo:margin-right="0.6118in" fo:text-indent="-2.1979in">
        <style:tab-stops>
          <style:tab-stop style:type="left" style:position="0.7944in"/>
        </style:tab-stops>
      </style:paragraph-properties>
      <style:text-properties fo:font-size="16pt" style:font-size-asian="16pt" style:font-size-complex="16pt"/>
    </style:style>
    <style:style style:name="P9" style:parent-style-name="Standard" style:family="paragraph">
      <style:paragraph-properties style:text-autospace="none" fo:margin-bottom="0.1965in" fo:line-height="0.2222in" fo:margin-left="2.2263in" fo:margin-right="0.6118in" fo:text-indent="-2.1979in">
        <style:tab-stops>
          <style:tab-stop style:type="left" style:position="0.7944in"/>
        </style:tab-stops>
      </style:paragraph-properties>
    </style:style>
    <style:style style:name="T10" style:parent-style-name="Fuentedepárrafopredeter.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T11" style:parent-style-name="Fuentedepárrafopredeter." style:family="text">
      <style:text-properties fo:letter-spacing="-0.0013in" fo:font-size="16pt" style:font-size-asian="16pt" style:font-size-complex="16pt"/>
    </style:style>
    <style:style style:name="P12" style:parent-style-name="Textbody" style:family="paragraph">
      <style:paragraph-properties fo:text-align="center" fo:margin-bottom="0.1965in"/>
      <style:text-properties fo:font-weight="bold" style:font-weight-asian="bold" style:font-weight-complex="bold" fo:letter-spacing="-0.0013in" fo:font-size="16pt" style:font-size-asian="16pt" style:font-size-complex="16pt" fo:language="es" fo:country="ES"/>
    </style:style>
    <style:style style:name="P13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14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15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16" style:parent-style-name="Standard" style:family="paragraph">
      <style:paragraph-properties fo:margin-bottom="0.1965in"/>
    </style:style>
    <style:style style:name="T17" style:parent-style-name="CódigoHTML" style:family="text">
      <style:text-properties style:font-name="Consolas" style:font-name-asian="Andale Sans UI" fo:font-weight="bold" style:font-weight-asian="bold" style:font-weight-complex="bold" fo:color="#333333" fo:letter-spacing="-0.0006in" fo:font-size="12pt" style:font-size-asian="12pt" style:font-size-complex="12pt" fo:background-color="#FFFFFF"/>
    </style:style>
    <style:style style:name="T18" style:parent-style-name="Fuentedepárrafopredeter." style:family="text">
      <style:text-properties style:font-weight-complex="bold" fo:language="es" fo:country="ES"/>
    </style:style>
    <style:style style:name="T19" style:parent-style-name="Fuentedepárrafopredeter." style:family="text">
      <style:text-properties style:font-weight-complex="bold" fo:language="es" fo:country="ES"/>
    </style:style>
    <style:style style:name="T20" style:parent-style-name="Fuentedepárrafopredeter." style:family="text">
      <style:text-properties fo:font-weight="bold" style:font-weight-asian="bold" fo:language="es" fo:country="ES"/>
    </style:style>
    <style:style style:name="T21" style:parent-style-name="Fuentedepárrafopredeter." style:family="text">
      <style:text-properties style:font-weight-complex="bold" fo:language="es" fo:country="ES"/>
    </style:style>
    <style:style style:name="P22" style:parent-style-name="Standard" style:family="paragraph">
      <style:paragraph-properties fo:margin-bottom="0.1965in"/>
    </style:style>
    <style:style style:name="T23" style:parent-style-name="CódigoHTML" style:family="text">
      <style:text-properties style:font-name="Consolas" style:font-name-asian="Andale Sans UI" fo:font-weight="bold" style:font-weight-asian="bold" style:font-weight-complex="bold" fo:color="#333333" fo:letter-spacing="-0.0006in" fo:font-size="12pt" style:font-size-asian="12pt" style:font-size-complex="12pt" fo:background-color="#FFFFFF"/>
    </style:style>
    <style:style style:name="T24" style:parent-style-name="Fuentedepárrafopredeter." style:family="text">
      <style:text-properties style:font-weight-complex="bold" fo:language="es" fo:country="ES"/>
    </style:style>
    <style:style style:name="T25" style:parent-style-name="Fuentedepárrafopredeter." style:family="text">
      <style:text-properties style:font-weight-complex="bold" fo:language="es" fo:country="ES"/>
    </style:style>
    <style:style style:name="T26" style:parent-style-name="Fuentedepárrafopredeter." style:family="text">
      <style:text-properties style:font-name="Arial" style:font-name-complex="Arial" fo:color="#333333" fo:letter-spacing="-0.0006in" fo:background-color="#FFFFFF"/>
    </style:style>
    <style:style style:name="P27" style:parent-style-name="Standard" style:family="paragraph">
      <style:paragraph-properties fo:margin-bottom="0.1965in"/>
    </style:style>
    <style:style style:name="T28" style:parent-style-name="CódigoHTML" style:family="text">
      <style:text-properties style:font-name="Consolas" style:font-name-asian="Andale Sans UI" fo:font-weight="bold" style:font-weight-asian="bold" style:font-weight-complex="bold" fo:color="#333333" fo:letter-spacing="-0.0006in" fo:font-size="12pt" style:font-size-asian="12pt" style:font-size-complex="12pt" fo:background-color="#FFFFFF"/>
    </style:style>
    <style:style style:name="T29" style:parent-style-name="Fuentedepárrafopredeter." style:family="text">
      <style:text-properties style:font-weight-complex="bold" fo:language="es" fo:country="ES"/>
    </style:style>
    <style:style style:name="T30" style:parent-style-name="Fuentedepárrafopredeter." style:family="text">
      <style:text-properties style:font-weight-complex="bold" fo:language="es" fo:country="ES"/>
    </style:style>
    <style:style style:name="T31" style:parent-style-name="Fuentedepárrafopredeter." style:family="text">
      <style:text-properties style:font-name="Arial" style:font-name-complex="Arial" fo:color="#333333" fo:letter-spacing="-0.0006in" fo:background-color="#FFFFFF"/>
    </style:style>
    <style:style style:name="P32" style:parent-style-name="Standard" style:family="paragraph">
      <style:paragraph-properties fo:margin-bottom="0.1965in"/>
    </style:style>
    <style:style style:name="T33" style:parent-style-name="CódigoHTML" style:family="text">
      <style:text-properties style:font-name="Consolas" style:font-name-asian="Andale Sans UI" fo:font-weight="bold" style:font-weight-asian="bold" style:font-weight-complex="bold" fo:color="#333333" fo:letter-spacing="-0.0006in" fo:font-size="12pt" style:font-size-asian="12pt" style:font-size-complex="12pt" fo:background-color="#FFFFFF"/>
    </style:style>
    <style:style style:name="T34" style:parent-style-name="Fuentedepárrafopredeter." style:family="text">
      <style:text-properties style:font-weight-complex="bold" fo:language="es" fo:country="ES"/>
    </style:style>
    <style:style style:name="T35" style:parent-style-name="Fuentedepárrafopredeter." style:family="text">
      <style:text-properties style:font-weight-complex="bold" fo:language="es" fo:country="ES"/>
    </style:style>
    <style:style style:name="P36" style:parent-style-name="Standard" style:family="paragraph">
      <style:paragraph-properties fo:margin-bottom="0.1965in"/>
    </style:style>
    <style:style style:name="T37" style:parent-style-name="CódigoHTML" style:family="text">
      <style:text-properties style:font-name="Consolas" style:font-name-asian="Andale Sans UI" fo:font-weight="bold" style:font-weight-asian="bold" style:font-weight-complex="bold" fo:color="#333333" fo:letter-spacing="-0.0006in" fo:font-size="12pt" style:font-size-asian="12pt" style:font-size-complex="12pt" fo:background-color="#FFFFFF"/>
    </style:style>
    <style:style style:name="T38" style:parent-style-name="Fuentedepárrafopredeter." style:family="text">
      <style:text-properties style:font-weight-complex="bold" fo:language="es" fo:country="ES"/>
    </style:style>
    <style:style style:name="T39" style:parent-style-name="Fuentedepárrafopredeter." style:family="text">
      <style:text-properties style:font-weight-complex="bold" fo:language="es" fo:country="ES"/>
    </style:style>
    <style:style style:name="P40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41" style:parent-style-name="Standard" style:family="paragraph">
      <style:paragraph-properties fo:margin-bottom="0.1965in" fo:margin-left="0.5in">
        <style:tab-stops/>
      </style:paragraph-properties>
    </style:style>
    <style:style style:name="T42" style:parent-style-name="Fuentedepárrafopredeter." style:family="text">
      <style:text-properties style:font-weight-complex="bold" fo:language="es" fo:country="ES"/>
    </style:style>
    <style:style style:name="P43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44" style:parent-style-name="Standard" style:family="paragraph">
      <style:paragraph-properties fo:margin-bottom="0.1965in" fo:margin-left="0.5in">
        <style:tab-stops/>
      </style:paragraph-properties>
    </style:style>
    <style:style style:name="T45" style:parent-style-name="Fuentedepárrafopredeter." style:family="text">
      <style:text-properties style:font-weight-complex="bold" fo:language="es" fo:country="ES"/>
    </style:style>
    <style:style style:name="T46" style:parent-style-name="Fuentedepárrafopredeter." style:family="text">
      <style:text-properties style:font-weight-complex="bold" fo:font-style="italic" style:font-style-asian="italic" style:font-style-complex="italic" fo:language="es" fo:country="ES"/>
    </style:style>
    <style:style style:name="T47" style:parent-style-name="Fuentedepárrafopredeter." style:family="text">
      <style:text-properties style:font-weight-complex="bold" fo:language="es" fo:country="ES"/>
    </style:style>
    <style:style style:name="T48" style:parent-style-name="Fuentedepárrafopredeter." style:family="text">
      <style:text-properties style:font-weight-complex="bold" fo:font-style="italic" style:font-style-asian="italic" style:font-style-complex="italic" fo:language="es" fo:country="ES"/>
    </style:style>
    <style:style style:name="T49" style:parent-style-name="Fuentedepárrafopredeter." style:family="text">
      <style:text-properties style:font-weight-complex="bold" fo:language="es" fo:country="ES"/>
    </style:style>
    <style:style style:name="P50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51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52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53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54" style:parent-style-name="Standard" style:family="paragraph">
      <style:paragraph-properties fo:margin-bottom="0.1965in"/>
      <style:text-properties style:font-weight-complex="bold" fo:font-size="14pt" style:font-size-asian="14pt" style:font-size-complex="14pt" fo:language="es" fo:country="ES"/>
    </style:style>
    <style:style style:name="P55" style:parent-style-name="Standard" style:family="paragraph">
      <style:paragraph-properties fo:margin-bottom="0.1965in" fo:margin-left="0.5in">
        <style:tab-stops/>
      </style:paragraph-properties>
    </style:style>
    <style:style style:name="T56" style:parent-style-name="Fuentedepárrafopredeter." style:family="text">
      <style:text-properties style:font-weight-complex="bold" fo:language="es" fo:country="ES"/>
    </style:style>
    <style:style style:name="T57" style:parent-style-name="Fuentedepárrafopredeter." style:family="text">
      <style:text-properties style:font-weight-complex="bold"/>
    </style:style>
    <style:style style:name="P58" style:parent-style-name="Standard" style:family="paragraph">
      <style:paragraph-properties fo:margin-bottom="0.1965in" fo:margin-left="0.5in">
        <style:tab-stops/>
      </style:paragraph-properties>
      <style:text-properties style:font-weight-complex="bold" fo:language="es" fo:country="ES"/>
    </style:style>
    <style:style style:name="P59" style:parent-style-name="Standard" style:family="paragraph">
      <style:paragraph-properties fo:margin-bottom="0.1965in"/>
    </style:style>
    <style:style style:name="T60" style:parent-style-name="Fuentedepárrafopredeter." style:family="text">
      <style:text-properties style:font-weight-complex="bold" fo:language="es" fo:country="ES"/>
    </style:style>
    <style:style style:name="T61" style:parent-style-name="Fuentedepárrafopredeter." style:family="text">
      <style:text-properties style:font-weight-complex="bold"/>
    </style:style>
    <style:style style:name="P62" style:parent-style-name="Standard" style:family="paragraph">
      <style:paragraph-properties fo:margin-bottom="0.1965in"/>
    </style:style>
    <style:style style:name="T63" style:parent-style-name="Fuentedepárrafopredeter." style:family="text">
      <style:text-properties style:font-weight-complex="bold"/>
    </style:style>
    <style:style style:name="P64" style:parent-style-name="Standard" style:family="paragraph">
      <style:paragraph-properties fo:margin-bottom="0.1965in"/>
    </style:style>
    <style:style style:name="T65" style:parent-style-name="Fuentedepárrafopredeter." style:family="text">
      <style:text-properties style:font-weight-complex="bold"/>
    </style:style>
    <style:style style:name="T66" style:parent-style-name="Fuentedepárrafopredeter." style:family="text">
      <style:text-properties style:font-weight-complex="bold"/>
    </style:style>
    <style:style style:name="P67" style:parent-style-name="Standard" style:family="paragraph">
      <style:paragraph-properties fo:margin-bottom="0.1965in" fo:margin-left="0.4902in">
        <style:tab-stops/>
      </style:paragraph-properties>
    </style:style>
    <style:style style:name="T68" style:parent-style-name="Fuentedepárrafopredeter." style:family="text">
      <style:text-properties style:font-weight-complex="bold"/>
    </style:style>
    <style:style style:name="P69" style:parent-style-name="Standard" style:family="paragraph">
      <style:paragraph-properties fo:margin-bottom="0.1965in"/>
      <style:text-properties style:font-weight-complex="bold" fo:color="#1F497D" fo:language="es" fo:country="ES"/>
    </style:style>
    <style:style style:name="P70" style:parent-style-name="Standard" style:family="paragraph">
      <style:paragraph-properties fo:margin-bottom="0.1965in"/>
    </style:style>
    <style:style style:name="P71" style:parent-style-name="Standard" style:family="paragraph">
      <style:paragraph-properties fo:margin-bottom="0.1965in"/>
    </style:style>
  </office:automatic-styles>
  <office:body>
    <office:text text:use-soft-page-breaks="true">
      <text:p text:style-name="P1"/>
      <text:p text:style-name="P9"><text:span text:style-name="T10">Alumno/a:<text:s/></text:span><text:span text:style-name="T11">Manuel Ariza Serrano</text:span></text:p>
      <text:p text:style-name="P12">Etiqueta script: Añadiendo comportamiento al html</text:p>
      <text:list text:style-name="LFO1" text:continue-numbering="true">
        <text:list-item>
          <text:p text:style-name="P13">Ventajas de incorporar el script desde un fichero externo frente a hacerlo en línea (código javascript directamente en el fichero HTML).</text:p>
        </text:list-item>
      </text:list>
      <text:p text:style-name="P14">Sirve para<text:s/>reutilizarlo, ya que puedes usar el archivo para otros documentos html y lo hace más eficiente.</text:p>
      <text:list text:style-name="LFO1" text:continue-numbering="true">
        <text:list-item>
          <text:p text:style-name="P15">Atributos aplicables a la etiqueta script</text:p>
          <text:list text:continue-numbering="true">
            <text:list-item>
              <text:p text:style-name="P16"><text:span text:style-name="T17">async:<text:s/></text:span><text:span text:style-name="T18">establece este atributo booleano para indicar al navegador, si es posible, ejecutar el código asincrónicamente.</text:span><text:span text:style-name="T19"><text:s/>Esto no afecta a los scripts escritos dentro de la etiqueta (es decir a aquellos que no tienen el atributo </text:span><text:span text:style-name="T20">src</text:span><text:span text:style-name="T21">).</text:span></text:p>
            </text:list-item>
            <text:list-item>
              <text:p text:style-name="P22"><text:span text:style-name="T23">defer:<text:s/></text:span><text:span text:style-name="T24">Este atributo establece si el script debe ser ejecutado luego de que el documento entero sea analizado. Dado que esta función aún no fu</text:span><text:span text:style-name="T25">e implementada por todos los navegadores relevantes, los autores no deberían asumir que el script realmente será ejecutado luego de la carga y analisis del documento.</text:span><text:span text:style-name="T26"><text:s/> </text:span></text:p>
            </text:list-item>
            <text:list-item>
              <text:p text:style-name="P27"><text:span text:style-name="T28">src:<text:s/></text:span><text:span text:style-name="T29">Este atributo especifica la URI del script externo; este puede ser usado como alte</text:span><text:span text:style-name="T30">rnativa a scripts embebidos directamente en el documento. Si el script tiene el atributo src, no debería tener código dentro de la etiqueta</text:span><text:span text:style-name="T31">.</text:span></text:p>
            </text:list-item>
            <text:list-item>
              <text:p text:style-name="P32"><text:span text:style-name="T33">integrity:<text:s/></text:span><text:span text:style-name="T34">Contiene información de metadatos que es usada por el user agent del navegador para verificar el<text:s/></text:span><text:span text:style-name="T35">recurso captado fue entregado libre de manipulación inesperada.</text:span></text:p>
            </text:list-item>
            <text:list-item>
              <text:p text:style-name="P36"><text:span text:style-name="T37">text:<text:s/></text:span><text:span text:style-name="T38">Este atributo actúa como el atributo textContent, establece el texto contenido del elemento. Pero a diferencia de textContent, este atributo se evalúa como ejecutable luego de ser insert</text:span><text:span text:style-name="T39">ado como nodo en el DOM.</text:span></text:p>
            </text:list-item>
          </text:list>
        </text:list-item>
        <text:list-item>
          <text:p text:style-name="P40">Atributos por defecto.</text:p>
        </text:list-item>
      </text:list>
      <text:p text:style-name="P41"><text:span text:style-name="T42">Por defecto va a identificar un script JavaScript.</text:span></text:p>
      <text:list text:style-name="LFO1" text:continue-numbering="true">
        <text:list-item>
          <text:p text:style-name="P43">Atributos booleanos. Qué implican.</text:p>
        </text:list-item>
      </text:list>
      <text:p text:style-name="P44"><text:span text:style-name="T45">Implican que puede recoger valor<text:s/></text:span><text:span text:style-name="T46">true</text:span><text:span text:style-name="T47"><text:s/>o<text:s/></text:span><text:span text:style-name="T48">false</text:span><text:span text:style-name="T49">.</text:span></text:p>
      <text:list text:style-name="LFO1" text:continue-numbering="true">
        <text:list-item>
          <text:p text:style-name="P50">Sitio recomendado para colocar la etiqueta script.</text:p>
        </text:list-item>
      </text:list>
      <text:p text:style-name="P51">Dentro de la<text:s/>etiqueta &lt;head&gt;<text:s/>justo antes del cierre de la etiqueta.</text:p>
      <text:p text:style-name="P52"/>
      <text:p text:style-name="P53"/>
      <text:soft-page-break/>
      <text:list text:style-name="LFO1" text:continue-numbering="true">
        <text:list-item>
          <text:p text:style-name="P54">Etiqueta noscript: utilidad, atributos y dónde colocar.</text:p>
        </text:list-item>
      </text:list>
      <text:p text:style-name="P55"><text:span text:style-name="T56">Es útil<text:s/></text:span><text:span text:style-name="T57">para mostrar un mensaje al usuario cuando su navegador no puede ejecutar JavaScript. Le avisa al usuario para mostrarle que active la ejecución de script.</text:span></text:p>
      <text:p text:style-name="P58">Atributos que usa:</text:p>
      <text:list text:style-name="LFO2" text:continue-numbering="true">
        <text:list-item>
          <text:p text:style-name="P59"><text:span text:style-name="T60">title:<text:s/></text:span><text:span text:style-name="T61">Texto informativo o título del elemento. Suele mostrarse a modo de "tool tip".</text:span></text:p>
        </text:list-item>
        <text:list-item>
          <text:p text:style-name="P62"><text:span text:style-name="T63">id: Le da un nombre al elemento que lo diferencia de todos los demás del documento.</text:span></text:p>
        </text:list-item>
        <text:list-item>
          <text:p text:style-name="P64"><text:span text:style-name="T65">style: Permite especificar información de estilo. Por defecto, estilos C</text:span><text:span text:style-name="T66">SS.</text:span></text:p>
        </text:list-item>
      </text:list>
      <text:p text:style-name="P67"><text:span text:style-name="T68">Se coloca dentro del &lt;head&gt;.</text:span></text:p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Título2" style:display-name="Título 2" style:family="paragraph" style:parent-style-name="Encabezado" style:next-style-name="Textbody" style:default-outline-level="2"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S" style:display-name="IN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2" style:family="text">
      <style:text-properties style:font-name="Consolas" style:font-name-asian="Andale Sans UI" style:font-name-complex="Courier New" fo:font-weight="bold" style:font-weight-asian="bold" fo:color="#333333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nsolas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9805in" text:min-label-width="0.25in" text:list-level-position-and-space-mode="label-alignment">
          <style:list-level-label-alignment text:label-followed-by="listtab" fo:margin-left="1.230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05in" text:min-label-width="0.25in" text:list-level-position-and-space-mode="label-alignment">
          <style:list-level-label-alignment text:label-followed-by="listtab" fo:margin-left="1.73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05in" text:min-label-width="0.25in" text:list-level-position-and-space-mode="label-alignment">
          <style:list-level-label-alignment text:label-followed-by="listtab" fo:margin-left="2.230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05in" text:min-label-width="0.25in" text:list-level-position-and-space-mode="label-alignment">
          <style:list-level-label-alignment text:label-followed-by="listtab" fo:margin-left="2.73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05in" text:min-label-width="0.25in" text:list-level-position-and-space-mode="label-alignment">
          <style:list-level-label-alignment text:label-followed-by="listtab" fo:margin-left="3.230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05in" text:min-label-width="0.25in" text:list-level-position-and-space-mode="label-alignment">
          <style:list-level-label-alignment text:label-followed-by="listtab" fo:margin-left="3.73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05in" text:min-label-width="0.25in" text:list-level-position-and-space-mode="label-alignment">
          <style:list-level-label-alignment text:label-followed-by="listtab" fo:margin-left="4.230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05in" text:min-label-width="0.25in" text:list-level-position-and-space-mode="label-alignment">
          <style:list-level-label-alignment text:label-followed-by="listtab" fo:margin-left="4.73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05in" text:min-label-width="0.25in" text:list-level-position-and-space-mode="label-alignment">
          <style:list-level-label-alignment text:label-followed-by="listtab" fo:margin-left="5.230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3437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583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style:text-autospace="none" fo:text-align="justify" fo:margin-top="0.009in" fo:line-height="0.1666in" fo:margin-left="0.0694in">
        <style:tab-stops/>
      </style:paragraph-properties>
    </style:style>
    <style:style style:name="T3" style:parent-style-name="Fuentedepárrafopredeter." style:family="text">
      <style:text-properties fo:letter-spacing="-0.0013in"/>
    </style:style>
    <style:style style:name="T4" style:parent-style-name="Fuentedepárrafopredeter." style:family="text">
      <style:text-properties fo:letter-spacing="-0.0013in"/>
    </style:style>
    <style:style style:name="T5" style:parent-style-name="Fuentedepárrafopredeter." style:family="text">
      <style:text-properties fo:letter-spacing="-0.0013in"/>
    </style:style>
    <style:style style:name="P6" style:parent-style-name="Standard" style:family="paragraph">
      <style:paragraph-properties style:text-autospace="none" fo:text-align="justify" fo:margin-top="0.0006in" fo:line-height="0.1527in" fo:margin-left="0.0694in">
        <style:tab-stops/>
      </style:paragraph-properties>
    </style:style>
    <style:style style:name="P7" style:parent-style-name="Standard" style:family="paragraph">
      <style:paragraph-properties style:text-autospace="none" fo:text-align="justify" fo:line-height="0.1388in"/>
      <style:text-properties fo:font-size="10pt" style:font-size-asian="10pt" style:font-size-complex="10pt"/>
    </style:style>
    <style:style style:name="P8" style:parent-style-name="Standard" style:family="paragraph">
      <style:paragraph-properties style:text-autospace="none" fo:text-align="justify" fo:line-height="0.1388in"/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style:wrap="run-through" style:run-through="background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text:line-break/></text:span><text:span text:style-name="T4">Curso y Ciclo:<text:s/></text:span><draw:frame draw:z-index="251659264" draw:style-name="a0" draw:name="gráficos1" text:anchor-type="paragraph" svg:x="5.73661in" svg:y="-0.01102in" svg:width="0.98543in" svg:height="0.77717in" style:rel-width="scale" style:rel-height="scale"><draw:image xlink:href="media/image1.emf" xlink:type="simple" xlink:show="embed" xlink:actuate="onLoad"/><svg:title/><svg:desc/></draw:frame><text:span text:style-name="T5">2º DAW</text:span></text:p>
        <text:p text:style-name="P6"><text:line-break/>Módulo: DIW</text:p>
        <text:p text:style-name="P7"/>
        <text:p text:style-name="P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nuel Ariza Serrano</meta:initial-creator>
    <dc:creator>Manuel Ariza Serrano</dc:creator>
    <meta:creation-date>2019-10-01T17:59:00Z</meta:creation-date>
    <dc:date>2019-10-02T10:40:00Z</dc:date>
    <meta:print-date>2012-11-26T06:21:00Z</meta:print-date>
    <meta:template xlink:href="Normal" xlink:type="simple"/>
    <meta:editing-cycles>3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57" meta:character-count="2317" meta:row-count="16" meta:non-whitespace-character-count="1964"/>
  </office:meta>
</office:document-meta>
</file>